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weight="bold" officeooo:rsid="000ea812" officeooo:paragraph-rsid="000ea812" style:font-weight-asian="bold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weight="bold" officeooo:rsid="0010cdbc" officeooo:paragraph-rsid="0010cdbc" style:font-weight-asian="bold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fo:font-weight="bold" officeooo:rsid="0011f5e0" officeooo:paragraph-rsid="0011f5e0" style:font-weight-asian="bold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size="11pt" fo:font-weight="bold" officeooo:rsid="000ea812" officeooo:paragraph-rsid="000ea812" style:font-size-asian="11pt" style:font-weight-asian="bold" style:font-size-complex="11pt" style:font-weight-complex="bold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0cdbc" officeooo:paragraph-rsid="0010cdbc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3eb7e" officeooo:paragraph-rsid="0013eb7e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0ea812"/>
    </style:style>
    <style:style style:name="P11" style:family="paragraph">
      <loext:graphic-properties draw:fill-color="#000000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-color="#ffffff"/>
    </style:style>
    <style:style style:name="P18" style:family="paragraph">
      <loext:graphic-properties draw:fill-color="#000000"/>
      <style:text-properties fo:font-size="12pt"/>
    </style:style>
    <style:style style:name="P19" style:family="paragraph"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3eb7e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9pt" style:font-size-asian="9pt" style:font-size-complex="9pt"/>
    </style:style>
    <style:style style:name="gr1" style:family="graphic">
      <style:graphic-properties svg:stroke-color="#3465a4" draw:fill-color="#000000" draw:textarea-horizontal-align="justify" draw:textarea-vertical-align="middle" draw:auto-grow-height="false" fo:min-height="0.185cm" fo:min-width="3.0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465a4" draw:fill-color="#000000" draw:textarea-horizontal-align="justify" draw:textarea-vertical-align="middle" draw:auto-grow-height="false" fo:min-height="0.185cm" fo:min-width="2.1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3465a4" draw:fill-color="#000000" draw:textarea-horizontal-align="justify" draw:textarea-vertical-align="middle" draw:auto-grow-height="false" fo:min-height="0.185cm" fo:min-width="1.7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465a4" draw:fill-color="#000000" draw:textarea-horizontal-align="justify" draw:textarea-vertical-align="middle" draw:auto-grow-height="false" fo:min-height="0.185cm" fo:min-width="2.4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465a4" draw:fill-color="#000000" draw:textarea-horizontal-align="justify" draw:textarea-vertical-align="middle" draw:auto-grow-height="false" fo:min-height="0.194cm" fo:min-width="0.7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1.143cm" fo:min-width="1.6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1.145cm" fo:min-width="1.6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 style:parent-style-name="Frame">
      <style:graphic-properties draw:fill-color="#ffffff" draw:textarea-horizontal-align="justify" draw:textarea-vertical-align="middle" draw:auto-grow-height="false" fo:min-height="2.198cm" fo:min-width="3.5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fill-color="#ffffff" draw:textarea-horizontal-align="justify" draw:textarea-vertical-align="middle" draw:auto-grow-height="false" fo:min-height="2.196cm" fo:min-width="3.5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3465a4" draw:fill-color="#000000" draw:textarea-horizontal-align="justify" draw:textarea-vertical-align="middle" draw:auto-grow-height="false" fo:min-height="0.185cm" fo:min-width="1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3465a4" draw:fill-color="#000000" draw:textarea-horizontal-align="justify" draw:textarea-vertical-align="middle" draw:auto-grow-height="false" fo:min-height="0.191cm" fo:min-width="1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parent-style-name="Frame">
      <style:graphic-properties draw:fill-color="#ffffff" draw:textarea-horizontal-align="justify" draw:textarea-vertical-align="middle" draw:auto-grow-height="false" fo:min-height="1.76cm" fo:min-width="3.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KONZUME – PRODUCT REVIEW ANALYZER AND RECOMMENDATION SYSTEM</text:span></text:h>
      <text:h text:style-name="P6" text:outline-level="2">DFD OF THE PROJECT</text:h>
      <text:p text:style-name="P9"><text:span text:style-name="T2"/></text:p>
      <text:p text:style-name="P7">CONTEXT LEVEL</text:p>
      <text:p text:style-name="P10"><draw:custom-shape text:anchor-type="paragraph" draw:z-index="0" draw:name="Shape1" draw:style-name="gr9" draw:text-style-name="P17" svg:width="3.52cm" svg:height="2.197cm" svg:x="0.252cm" svg:y="-0.007cm"><text:p text:style-name="P1"><draw:custom-shape text:anchor-type="paragraph" draw:z-index="2" draw:name="Shape1_0" draw:style-name="gr8" draw:text-style-name="P16" svg:width="3.521cm" svg:height="2.199cm" svg:x="12.682cm" svg:y="-0.801cm"><text:p text:style-name="P1">USER</text:p><draw:enhanced-geometry svg:viewBox="0 0 21600 21600" draw:type="rectangle" draw:enhanced-path="M 0 0 L 21600 0 21600 21600 0 21600 0 0 Z N"/></draw:custom-shape><draw:frame text:anchor-type="paragraph" draw:z-index="1" draw:name="Shape4_0" draw:style-name="gr13" draw:text-style-name="P20" svg:width="3.043cm" svg:height="0.689cm" svg:x="10.089cm" svg:y="-0.483cm"><draw:text-box><text:p text:style-name="P19"><text:span text:style-name="T5">RESPONSE</text:span></text:p></draw:text-box></draw:frame><draw:custom-shape text:anchor-type="paragraph" draw:z-index="7" draw:name="Shape1_1" draw:style-name="gr9" draw:text-style-name="P17" svg:width="3.52cm" svg:height="2.197cm" svg:x="-0.039cm" svg:y="3.671cm"><text:p text:style-name="P1"><draw:custom-shape text:anchor-type="paragraph" draw:z-index="8" draw:name="Shape1_2" draw:style-name="gr8" draw:text-style-name="P16" svg:width="3.521cm" svg:height="2.199cm" svg:x="12.497cm" svg:y="-0.801cm"><text:p text:style-name="P1">USER</text:p><draw:enhanced-geometry svg:viewBox="0 0 21600 21600" draw:type="rectangle" draw:enhanced-path="M 0 0 L 21600 0 21600 21600 0 21600 0 0 Z N"/></draw:custom-shape><draw:custom-shape text:anchor-type="paragraph" draw:z-index="12" draw:name="Shape1_3" draw:style-name="gr9" draw:text-style-name="P17" svg:width="3.52cm" svg:height="2.197cm" svg:x="-0.041cm" svg:y="4.438cm"><text:p text:style-name="P1"><draw:custom-shape text:anchor-type="paragraph" draw:z-index="13" draw:name="Shape1_4" draw:style-name="gr8" draw:text-style-name="P16" svg:width="3.521cm" svg:height="2.199cm" svg:x="12.497cm" svg:y="-0.801cm"><text:p text:style-name="P4">USER<text:span text:style-name="T3">REGISTER</text:span></text:p><draw:enhanced-geometry svg:viewBox="0 0 21600 21600" draw:type="rectangle" draw:enhanced-path="M 0 0 L 21600 0 21600 21600 0 21600 0 0 Z N"/></draw:custom-shape>USER</text:p><draw:enhanced-geometry svg:viewBox="0 0 21600 21600" draw:type="rectangle" draw:enhanced-path="M 0 0 L 21600 0 21600 21600 0 21600 0 0 Z N"/></draw:custom-shape><draw:custom-shape text:anchor-type="paragraph" draw:z-index="14" draw:name="Shape1_5" draw:style-name="gr8" draw:text-style-name="P16" svg:width="3.521cm" svg:height="2.199cm" svg:x="12.497cm" svg:y="-0.801cm"><text:p text:style-name="P1">USER</text:p><draw:enhanced-geometry svg:viewBox="0 0 21600 21600" draw:type="rectangle" draw:enhanced-path="M 0 0 L 21600 0 21600 21600 0 21600 0 0 Z N"/></draw:custom-shape>USER</text:p><draw:enhanced-geometry svg:viewBox="0 0 21600 21600" draw:type="rectangle" draw:enhanced-path="M 0 0 L 21600 0 21600 21600 0 21600 0 0 Z N"/></draw:custom-shape>USER</text:p><draw:enhanced-geometry svg:viewBox="0 0 21600 21600" draw:type="rectangle" draw:enhanced-path="M 0 0 L 21600 0 21600 21600 0 21600 0 0 Z N"/></draw:custom-shape><draw:custom-shape text:anchor-type="paragraph" draw:z-index="3" draw:name="Shape2" draw:style-name="gr12" draw:text-style-name="P17" svg:width="4.737cm" svg:height="2.488cm" svg:x="6.094cm" svg:y="-0.192cm"><text:p text:style-name="P1">KONZU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3" draw:style-name="gr10" draw:text-style-name="P11" svg:width="1.324cm" svg:height="0.369cm" svg:x="4.348cm" svg:y="1.0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3_0" draw:style-name="gr10" draw:text-style-name="P11" svg:width="1.324cm" svg:height="0.369cm" svg:x="11.412cm" svg:y="0.9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" draw:name="Shape4" draw:style-name="gr13" draw:text-style-name="P20" svg:width="3.043cm" svg:height="0.689cm" svg:x="3.475cm" svg:y="0.39cm"><draw:text-box><text:p text:style-name="P19"><text:span text:style-name="T5">REQUEST</text:span></text:p></draw:text-box></draw:frame></text:p>
      <text:p text:style-name="P10"/>
      <text:p text:style-name="P10"/>
      <text:p text:style-name="P10"/>
      <text:p text:style-name="P7">LEVEL 1 DFD FOR USER</text:p>
      <text:p text:style-name="P7"><draw:custom-shape text:anchor-type="paragraph" draw:z-index="9" draw:name="Shape2_0" draw:style-name="gr12" draw:text-style-name="P17" svg:width="4.737cm" svg:height="2.488cm" svg:x="6.227cm" svg:y="0.355cm"><text:p text:style-name="P3">1.1</text:p><text:p text:style-name="P2">SEARC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custom-shape text:anchor-type="paragraph" draw:z-index="10" draw:name="Shape3_1" draw:style-name="gr11" draw:text-style-name="P18" svg:width="1.333cm" svg:height="0.378cm" svg:x="11.307cm" svg:y="0.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3_2" draw:style-name="gr10" draw:text-style-name="P11" svg:width="1.324cm" svg:height="0.369cm" svg:x="4.533cm" svg:y="0.6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/>
      <text:p text:style-name="P8">LEVEL <text:s/>2 DFD FOR USER</text:p>
      <text:p text:style-name="P8"><draw:custom-shape text:anchor-type="paragraph" draw:z-index="15" draw:name="Shape2_1" draw:style-name="gr6" draw:text-style-name="P13" svg:width="2.329cm" svg:height="1.613cm" svg:x="4.904cm" svg:y="2.138cm"><text:p text:style-name="P12"><text:span text:style-name="T4">1.1</text:span></text:p><text:p text:style-name="P12"><text:span text:style-name="T4">SEARCH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6" draw:name="Shape2_2" draw:style-name="gr6" draw:text-style-name="P13" svg:width="2.329cm" svg:height="1.613cm" svg:x="9.031cm" svg:y="-0.289cm"><text:p text:style-name="P12"><text:span text:style-name="T4">1.1.1</text:span></text:p><text:p text:style-name="P12"><text:span text:style-name="T4">REPORT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7" draw:name="Shape2_3" draw:style-name="gr7" draw:text-style-name="P15" svg:width="2.336cm" svg:height="1.618cm" svg:x="9.054cm" svg:y="1.774cm"><text:p text:style-name="P14"><text:span text:style-name="T4">1.1.2</text:span></text:p><text:p text:style-name="P14"><text:span text:style-name="T4">UPVOT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2_4" draw:style-name="gr6" draw:text-style-name="P13" svg:width="2.329cm" svg:height="1.613cm" svg:x="9.132cm" svg:y="3.785cm"><text:p text:style-name="P12"><text:span text:style-name="T4">1.1.3</text:span></text:p><text:p text:style-name="P12"><text:span text:style-name="T4">DOWNVOTE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9" draw:name="Shape2_5" draw:style-name="gr6" draw:text-style-name="P13" svg:width="2.329cm" svg:height="1.613cm" svg:x="9.163cm" svg:y="5.664cm"><text:p text:style-name="P12"><text:span text:style-name="T4">1.1.4</text:span></text:p><text:p text:style-name="P12"><text:span text:style-name="T4">COMMENT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0" draw:name="Shape3_3" draw:style-name="gr5" draw:text-style-name="P11" svg:width="0.913cm" svg:height="0.385cm" svg:x="3.992cm" svg:y="2.632cm"><text:p/><draw:enhanced-geometry svg:viewBox="0 0 21600 21600" draw:text-areas="0 ?f0 ?f5 ?f2" draw:mirror-vertic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1" draw:name="Shape3_4" draw:style-name="gr4" draw:text-style-name="P11" svg:width="2.759cm" svg:height="0.369cm" draw:transform="rotate (0.53564154743706) translate (6.75745833333333cm 2.344208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3_5" draw:style-name="gr3" draw:text-style-name="P11" svg:width="1.975cm" svg:height="0.369cm" draw:transform="rotate (0.0555014702134198) translate (7.23194444444444cm 2.591152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Shape3_6" draw:style-name="gr2" draw:text-style-name="P11" svg:width="2.481cm" svg:height="0.369cm" draw:transform="rotate (-0.614355896702004) translate (7.29897222222222cm 2.712861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Shape3_7" draw:style-name="gr1" draw:text-style-name="P11" svg:width="3.433cm" svg:height="0.369cm" draw:transform="rotate (-0.774053523259486) translate (7.05379166666667cm 3.22791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3pt double-thin #000000" style:border-line-width="0.018cm 0.046cm 0.018cm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22:35:10.360538203</meta:creation-date>
    <dc:date>2021-09-30T23:10:52.853672303</dc:date>
    <meta:editing-duration>PT13M5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33" meta:character-count="183" meta:non-whitespace-character-count="163"/>
  </office:meta>
</office:document-meta>
</file>